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DejaVu Sans Mono" fo:font-size="9pt" style:font-size-asian="9pt" style:font-size-complex="9pt" loext:padding="0in" loext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9pt" style:font-size-asian="9pt" style:font-size-complex="9pt"/>
    </style:style>
    <style:style style:name="P4" style:family="paragraph" style:parent-style-name="Preformatted_20_Text">
      <style:paragraph-properties fo:margin-top="0in" fo:margin-bottom="0in" loext:contextual-spacing="false" fo:padding="0in" fo:border="none"/>
      <style:text-properties style:font-name="DejaVu Sans Mono" fo:font-size="9pt" style:font-size-asian="9pt" style:font-size-complex="9pt"/>
    </style:style>
    <style:style style:name="P5" style:family="paragraph" style:parent-style-name="Preformatted_20_Text">
      <style:paragraph-properties fo:margin-top="0in" fo:margin-bottom="0in" loext:contextual-spacing="false" fo:padding="0in" fo:border="none"/>
      <style:text-properties style:font-name="DejaVu Sans Mono" fo:font-size="9pt" style:font-size-asian="9pt" style:font-size-complex="9pt" loext:padding="0in" loext:border="none"/>
    </style:style>
    <style:style style:name="P6" style:family="paragraph" style:parent-style-name="Preformatted_20_Text">
      <style:paragraph-properties fo:margin-top="0in" fo:margin-bottom="0in" loext:contextual-spacing="false" fo:padding="0in" fo:border="none"/>
      <style:text-properties fo:font-size="9pt" style:font-size-asian="9pt" style:font-size-complex="9pt"/>
    </style:style>
    <style:style style:name="P7" style:family="paragraph" style:parent-style-name="Preformatted_20_Text">
      <style:paragraph-properties fo:margin-top="0in" fo:margin-bottom="0in" loext:contextual-spacing="false" fo:padding="0in" fo:border="none"/>
      <style:text-properties fo:font-size="9pt" style:font-size-asian="9pt" style:font-size-complex="9pt" loext:padding="0in" loext:border="none"/>
    </style:style>
    <style:style style:name="P8" style:family="paragraph" style:parent-style-name="Preformatted_20_Text">
      <style:paragraph-properties fo:margin-top="0in" fo:margin-bottom="0in" loext:contextual-spacing="false" fo:padding="0in" fo:border="none"/>
      <style:text-properties fo:font-size="9pt" officeooo:paragraph-rsid="000ec543" style:font-size-asian="9pt" style:font-size-complex="9pt" loext:padding="0in" loext:border="none"/>
    </style:style>
    <style:style style:name="P9" style:family="paragraph" style:parent-style-name="Preformatted_20_Text">
      <style:paragraph-properties fo:margin-top="0in" fo:margin-bottom="0in" loext:contextual-spacing="false" fo:padding="0in" fo:border="none"/>
      <style:text-properties fo:font-size="9pt" fo:background-color="#ffff00" style:font-size-asian="9pt" style:font-size-complex="9pt" loext:padding="0in" loext:border="none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10pt"/>
    </style:style>
    <style:style style:name="T3" style:family="text">
      <style:text-properties style:font-name="DejaVu Sans Mono" fo:background-color="#ffff00" loext:char-shading-value="0"/>
    </style:style>
    <style:style style:name="T4" style:family="text">
      <style:text-properties style:font-name="DejaVu Sans Mono" fo:background-color="#ffff00" loext:char-shading-value="0"/>
    </style:style>
    <style:style style:name="T5" style:family="text">
      <style:text-properties style:font-name="DejaVu Sans Mono" fo:font-weight="bold" fo:background-color="#ffff00" loext:char-shading-value="0" style:font-weight-asian="bold" style:font-weight-complex="bold"/>
    </style:style>
    <style:style style:name="T6" style:family="text">
      <style:text-properties style:font-name="DejaVu Sans Mono" fo:font-weight="bold" style:font-weight-asian="bold" style:font-weight-complex="bold"/>
    </style:style>
    <style:style style:name="T7" style:family="text">
      <style:text-properties fo:color="#0000ff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rstudio_console_output"/>emand analysis with the Almost Ideal Demand System (AIDS)</text:p>
      <text:p text:style-name="P5">Estimation Method: Linear Approximation (LA) with simplified Laspeyres Index (Ls)</text:p>
      <text:p text:style-name="P5">Coefficients:</text:p>
      <text:p text:style-name="P5">alpha</text:p>
      <text:p text:style-name="P7"><text:s text:c="6"/><text:span text:style-name="T1">w_bread <text:s text:c="7"/>w_meat <text:s text:c="7"/>w_fish w_milk_cheese <text:s text:c="5"/>w_butter <text:s text:c="8"/>w_oil <text:s text:c="6"/>w_sugar </text:span></text:p>
      <text:p text:style-name="P7"><text:s text:c="3"/><text:span text:style-name="T1">0.36643960 <text:s text:c="3"/>0.11798258 <text:s text:c="3"/>0.06468013 <text:s text:c="3"/>0.02121790 <text:s text:c="3"/>0.01756426 <text:s text:c="3"/>0.13146238 <text:s text:c="3"/>0.28065315 </text:span></text:p>
      <text:p text:style-name="P5">beta</text:p>
      <text:p text:style-name="P7"><text:s text:c="6"/><text:span text:style-name="T1">w_bread <text:s text:c="7"/>w_meat <text:s text:c="7"/>w_fish w_milk_cheese <text:s text:c="5"/>w_butter <text:s text:c="8"/>w_oil <text:s text:c="6"/>w_sugar </text:span></text:p>
      <text:p text:style-name="P7"><text:s text:c="2"/><text:span text:style-name="T1">-0.12733723 <text:s text:c="3"/>0.19288118 <text:s text:c="3"/>0.03845907 <text:s text:c="3"/>0.11197376 <text:s text:c="3"/>0.01202611 <text:s text:c="2"/>-0.05390524 <text:s text:c="2"/>-0.17409765 </text:span></text:p>
      <text:p text:style-name="P5">gamma</text:p>
      <text:p text:style-name="P7"><text:s text:c="18"/><text:span text:style-name="T1">p_bread <text:s text:c="6"/>p_meat <text:s text:c="6"/>p_fish p_milk_cheese <text:s text:c="5"/>p_butter <text:s text:c="7"/>p_oil <text:s text:c="5"/>p_sugar</text:span></text:p>
      <text:p text:style-name="P5">w_bread <text:s text:c="7"/>0.13687134 -0.041473900 -0.043148669 <text:s text:c="2"/>-0.03050909 <text:s/>0.0247707773 -0.022233592 -0.024276867</text:p>
      <text:p text:style-name="P5">w_meat <text:s text:c="7"/>-0.04147390 <text:s/>0.066542104 <text:s/>0.069238446 <text:s text:c="2"/>-0.04215575 -0.0240445662 <text:s/>0.001720964 -0.029827294</text:p>
      <text:p text:style-name="P5">w_fish <text:s text:c="7"/>-0.04314867 <text:s/>0.069238446 <text:s/>0.028526471 <text:s text:c="2"/>-0.02599873 -0.0175238995 -0.009930236 -0.001163385</text:p>
      <text:p text:style-name="P5">w_milk_cheese -0.03050909 -0.042155754 -0.025998728 <text:s text:c="2"/>-0.04280547 <text:s/>0.0169947043 <text:s/>0.013010982 <text:s/>0.111463354</text:p>
      <text:p text:style-name="P5">w_butter <text:s text:c="6"/>0.02477078 -0.024044566 -0.017523899 <text:s text:c="3"/>0.01699470 -0.0005011757 -0.014843781 <text:s/>0.015147941</text:p>
      <text:p text:style-name="P5">w_oil <text:s text:c="8"/>-0.02223359 <text:s/>0.001720964 -0.009930236 <text:s text:c="3"/>0.01301098 -0.0148437814 <text:s/>0.054361155 -0.022085493</text:p>
      <text:p text:style-name="P5">w_sugar <text:s text:c="6"/>-0.02427687 -0.029827294 -0.001163385 <text:s text:c="3"/>0.11146335 <text:s/>0.0151479412 -0.022085493 -0.049258256</text:p>
      <text:p text:style-name="P4"><text:span text:style-name="T7">&gt; elas( estResult )</text:span></text:p>
      <text:p text:style-name="P3"/>
      <text:p text:style-name="P5">Demand Elasticities (formulas of Goddard / Chalfant for Laspeyres price index)</text:p>
      <text:p text:style-name="P5">Expenditure Elasticities</text:p>
      <text:p text:style-name="P8"><text:s text:c="2"/><text:span text:style-name="T9"><text:s text:c="4"/></text:span><text:span text:style-name="T4">q_w_bread <text:s text:c="7"/>q_w_meat <text:s text:c="7"/>q_w_fish <text:s text:c="2"/>q_w_milk_cheese <text:s text:c="5"/>q_w_butter <text:s text:c="8"/>q_w_oil </text:span></text:p>
      <text:p text:style-name="P8"><text:span text:style-name="T9"><text:s text:c="6"/></text:span><text:span text:style-name="T5">0.4541938 <text:s text:c="6"/>1.6109270 <text:s text:c="6"/>1.4105437 <text:s text:c="6"/>1.8017599 <text:s text:c="7"/>1.2919886 <text:s text:c="6"/>0.1036166 </text:span></text:p>
      <text:p text:style-name="P9"><text:s text:c="6"/><text:span text:style-name="T1">q_w_sugar </text:span></text:p>
      <text:p text:style-name="P9"><text:s text:c="5"/><text:span text:style-name="T1">-</text:span><text:span text:style-name="T6">0.4967339 </text:span></text:p>
      <text:p text:style-name="P6"/>
      <text:p text:style-name="P5">Marshallian (uncompensated) Price Elasticities</text:p>
      <text:p text:style-name="P7"><text:s text:c="19"/><text:span text:style-name="T1">p_bread <text:s text:c="5"/>p_meat <text:s text:c="4"/>p_fish p_milk_cheese <text:s text:c="2"/>p_butter <text:s text:c="6"/>p_oil <text:s text:c="4"/>p_sugar</text:span></text:p>
      <text:p text:style-name="P5">q_w_bread <text:s text:c="6"/>-0.2644577 -0.03939179 -0.1353000 <text:s text:c="3"/>-0.0685978 <text:s/>0.1206831 -0.04356822 -0.02356137</text:p>
      <text:p text:style-name="P5">q_w_meat <text:s text:c="7"/>-0.2979952 -0.94412426 <text:s/>0.1637321 <text:s text:c="3"/>-0.2031145 -0.0923971 -0.05245297 -0.18457508</text:p>
      <text:p text:style-name="P5">q_w_fish <text:s text:c="7"/>-0.5725811 <text:s/>0.63502314 -0.7328295 <text:s text:c="3"/>-0.3242974 -0.1979771 -0.14491500 -0.07296682</text:p>
      <text:p text:style-name="P5">q_w_milk_cheese -0.4371346 -0.50511551 -0.2590882 <text:s text:c="3"/>-1.3978273 <text:s/>0.1003749 <text:s/>0.01717073 <text:s/>0.67986002</text:p>
      <text:p text:style-name="P5">q_w_butter <text:s text:c="6"/>0.5217828 -0.65781900 -0.4520327 <text:s text:c="4"/>0.3793630 -1.0199296 -0.38807514 <text:s/>0.32472210</text:p>
      <text:p text:style-name="P5">q_w_oil <text:s text:c="8"/>-0.1252289 <text:s/>0.25587738 -0.0835905 <text:s text:c="4"/>0.3184661 -0.2230087 -0.01107568 -0.23505626</text:p>
      <text:p text:style-name="P5">q_w_sugar <text:s text:c="7"/>0.1995272 <text:s/>0.12303821 <text:s/>0.1261463 <text:s text:c="4"/>1.1287558 <text:s/>0.1700127 -0.04801001 -1.20273630</text:p>
      <text:p text:style-name="P6"/>
      <text:p text:style-name="P5">Hicksian (compensated) Price Elasticities</text:p>
      <text:p text:style-name="P7"><text:s text:c="20"/><text:span text:style-name="T1">p_bread <text:s text:c="5"/>p_meat <text:s text:c="5"/>p_fish p_milk_cheese <text:s text:c="3"/>p_butter <text:s text:c="7"/>p_oil <text:s text:c="5"/>p_sugar</text:span></text:p>
      <text:p text:style-name="P5">q_w_bread <text:s text:c="6"/>-0.15849378 <text:s/>0.10400575 -0.09275182 <text:s/>-0.005165121 <text:s/>0.13938994 -0.016254661 <text:s/>0.029269706</text:p>
      <text:p text:style-name="P5">q_w_meat <text:s text:c="8"/>0.07783596 -0.43552422 <text:s/>0.31464112 <text:s text:c="2"/>0.021867458 -0.02604797 <text:s/>0.044422326 <text:s/>0.002805325</text:p>
      <text:p text:style-name="P5">q_w_fish <text:s text:c="7"/>-0.24349965 <text:s/>1.08035839 -0.60069202 <text:s/>-0.127300875 -0.13988115 -0.060090028 <text:s/>0.091105325</text:p>
      <text:p text:style-name="P5">q_w_milk_cheese -0.01678189 <text:s/>0.06373407 -0.09030226 <text:s/>-1.146193555 <text:s/>0.17458382 <text:s/>0.125522027 <text:s/>0.889437791</text:p>
      <text:p text:style-name="P5">q_w_butter <text:s text:c="6"/>0.82320521 -0.24991385 -0.33100130 <text:s text:c="2"/>0.559802071 -0.96671658 -0.310379640 <text:s/>0.475004097</text:p>
      <text:p text:style-name="P5">q_w_oil <text:s text:c="8"/>-0.10105501 <text:s/>0.28859109 -0.07388387 <text:s text:c="2"/>0.332937197 -0.21874109 -0.004844558 -0.223003751</text:p>
      <text:p text:style-name="P5"><text:soft-page-break/>q_w_sugar <text:s text:c="7"/>0.08363858 -0.03379006 <text:s/>0.07961311 <text:s text:c="2"/>1.059381977 <text:s/>0.14955376 -0.077881787 -1.260515578</text:p>
      <text:p text:style-name="P4"><text:span text:style-name="T7">&gt; summary(estResult )</text:span></text:p>
      <text:p text:style-name="P3"/>
      <text:p text:style-name="P5">Demand analysis with the Almost Ideal Demand System (AIDS)</text:p>
      <text:p text:style-name="P5">Estimation Method: Linear Approximation (LA) with simplified Laspeyres Index (Ls)</text:p>
      <text:p text:style-name="P5">Estimated Coefficients:</text:p>
      <text:p text:style-name="P7"><text:s text:c="13"/><text:span text:style-name="T1">Estimate <text:s/>Std. Error t value <text:s/>Pr(&gt;|t|) <text:s text:c="3"/></text:span></text:p>
      <text:p text:style-name="P5">alpha 1 <text:s text:c="3"/>0.36643960 <text:s/>0.02549737 14.3717 &lt; 2.2e-16 ***</text:p>
      <text:p text:style-name="P5">alpha 2 <text:s text:c="3"/>0.11798258 <text:s/>0.02737384 <text:s/>4.3100 5.311e-05 ***</text:p>
      <text:p text:style-name="P5">alpha 3 <text:s text:c="3"/>0.06468013 <text:s/>0.01386605 <text:s/>4.6646 1.467e-05 ***</text:p>
      <text:p text:style-name="P5">alpha 4 <text:s text:c="3"/>0.02121790 <text:s/>0.02516003 <text:s/>0.8433 0.4019648 <text:s text:c="3"/></text:p>
      <text:p text:style-name="P5">alpha 5 <text:s text:c="3"/>0.01756426 <text:s/>0.01042599 <text:s/>1.6847 0.0965725 . <text:s/></text:p>
      <text:p text:style-name="P5">alpha 6 <text:s text:c="3"/>0.13146238 <text:s/>0.01530048 <text:s/>8.5920 1.654e-12 ***</text:p>
      <text:p text:style-name="P5">alpha 7 <text:s text:c="3"/>0.28065315 <text:s/>0.03225115 <text:s/>8.7021 1.041e-12 ***</text:p>
      <text:p text:style-name="P5">beta 1 <text:s text:c="3"/>-0.12733723 <text:s/>0.02718919 -4.6834 1.369e-05 ***</text:p>
      <text:p text:style-name="P5">beta 2 <text:s text:c="4"/>0.19288118 <text:s/>0.02689673 <text:s/>7.1712 6.506e-10 ***</text:p>
      <text:p text:style-name="P5">beta 3 <text:s text:c="4"/>0.03845907 <text:s/>0.01498358 <text:s/>2.5667 0.0124385 * <text:s/></text:p>
      <text:p text:style-name="P5">beta 4 <text:s text:c="4"/>0.11197376 <text:s/>0.02822246 <text:s/>3.9675 0.0001753 ***</text:p>
      <text:p text:style-name="P5">beta 5 <text:s text:c="4"/>0.01202611 <text:s/>0.01195565 <text:s/>1.0059 0.3179813 <text:s text:c="3"/></text:p>
      <text:p text:style-name="P5">beta 6 <text:s text:c="3"/>-0.05390524 <text:s/>0.01635272 -3.2964 0.0015492 ** </text:p>
      <text:p text:style-name="P5">beta 7 <text:s text:c="3"/>-0.17409765 <text:s/>0.03368673 -5.1681 2.192e-06 ***</text:p>
      <text:p text:style-name="P5">gamma 1 1 <text:s/>0.13687134 <text:s/>0.03693271 <text:s/>3.7060 0.0004211 ***</text:p>
      <text:p text:style-name="P5">gamma 1 2 -0.04147390 <text:s/>0.01969854 -2.1054 0.0388960 * <text:s/></text:p>
      <text:p text:style-name="P5">gamma 1 3 -0.04314867 <text:s/>0.01507113 -2.8630 0.0055530 ** </text:p>
      <text:p text:style-name="P5">gamma 1 4 -0.03050909 <text:s/>0.02348977 -1.2988 0.1983280 <text:s text:c="3"/></text:p>
      <text:p text:style-name="P5">gamma 1 5 <text:s/>0.02477078 <text:s/>0.01152606 <text:s/>2.1491 0.0351358 * <text:s/></text:p>
      <text:p text:style-name="P5">gamma 1 6 -0.02223359 <text:s/>0.01555550 -1.4293 0.1574280 <text:s text:c="3"/></text:p>
      <text:p text:style-name="P5">gamma 1 7 -0.02427687 <text:s/>0.03618125 -0.6710 0.5044737 <text:s text:c="3"/></text:p>
      <text:p text:style-name="P5">gamma 2 1 -0.04147390 <text:s/>0.01969854 -2.1054 0.0388960 * <text:s/></text:p>
      <text:p text:style-name="P5">gamma 2 2 <text:s/>0.06654210 <text:s/>0.02291587 <text:s/>2.9038 0.0049484 ** </text:p>
      <text:p text:style-name="P5">gamma 2 3 <text:s/>0.06923845 <text:s/>0.01217524 <text:s/>5.6868 2.868e-07 ***</text:p>
      <text:p text:style-name="P5">gamma 2 4 -0.04215575 <text:s/>0.01723959 -2.4453 0.0170299 * <text:s/></text:p>
      <text:p text:style-name="P5">gamma 2 5 -0.02404457 <text:s/>0.00807598 -2.9773 0.0040089 ** </text:p>
      <text:p text:style-name="P5">gamma 2 6 <text:s/>0.00172096 <text:s/>0.01189484 <text:s/>0.1447 0.8853841 <text:s text:c="3"/></text:p>
      <text:p text:style-name="P5">gamma 2 7 -0.02982729 <text:s/>0.02452290 -1.2163 0.2280137 <text:s text:c="3"/></text:p>
      <text:p text:style-name="P5">gamma 3 1 -0.04314867 <text:s/>0.01507113 -2.8630 0.0055530 ** </text:p>
      <text:p text:style-name="P5">gamma 3 2 <text:s/>0.06923845 <text:s/>0.01217524 <text:s/>5.6868 2.868e-07 ***</text:p>
      <text:p text:style-name="P5">gamma 3 3 <text:s/>0.02852647 <text:s/>0.01469031 <text:s/>1.9419 0.0562382 . <text:s/></text:p>
      <text:p text:style-name="P5">gamma 3 4 -0.02599873 <text:s/>0.01587844 -1.6374 0.1061083 <text:s text:c="3"/></text:p>
      <text:p text:style-name="P5">gamma 3 5 -0.01752390 <text:s/>0.01172974 -1.4940 0.1397421 <text:s text:c="3"/></text:p>
      <text:p text:style-name="P5">gamma 3 6 -0.00993024 <text:s/>0.00863298 -1.1503 0.2540049 <text:s text:c="3"/></text:p>
      <text:p text:style-name="P5">gamma 3 7 -0.00116339 <text:s/>0.01892678 -0.0615 0.9511644 <text:s text:c="3"/></text:p>
      <text:p text:style-name="P5">gamma 4 1 -0.03050909 <text:s/>0.02348977 -1.2988 0.1983280 <text:s text:c="3"/></text:p>
      <text:p text:style-name="P5">gamma 4 2 -0.04215575 <text:s/>0.01723959 -2.4453 0.0170299 * <text:s/></text:p>
      <text:p text:style-name="P5">gamma 4 3 -0.02599873 <text:s/>0.01587844 -1.6374 0.1061083 <text:s text:c="3"/></text:p>
      <text:p text:style-name="P5"><text:soft-page-break/>gamma 4 4 -0.04280547 <text:s/>0.02947103 -1.4525 0.1509064 <text:s text:c="3"/></text:p>
      <text:p text:style-name="P5">gamma 4 5 <text:s/>0.01699470 <text:s/>0.01558526 <text:s/>1.0904 0.2793152 <text:s text:c="3"/></text:p>
      <text:p text:style-name="P5">gamma 4 6 <text:s/>0.01301098 <text:s/>0.01311815 <text:s/>0.9918 0.3247456 <text:s text:c="3"/></text:p>
      <text:p text:style-name="P5">gamma 4 7 <text:s/>0.11146335 <text:s/>0.02760379 <text:s/>4.0380 0.0001377 ***</text:p>
      <text:p text:style-name="P5">gamma 5 1 <text:s/>0.02477078 <text:s/>0.01152606 <text:s/>2.1491 0.0351358 * <text:s/></text:p>
      <text:p text:style-name="P5">gamma 5 2 -0.02404457 <text:s/>0.00807598 -2.9773 0.0040089 ** </text:p>
      <text:p text:style-name="P5">gamma 5 3 -0.01752390 <text:s/>0.01172974 -1.4940 0.1397421 <text:s text:c="3"/></text:p>
      <text:p text:style-name="P5">gamma 5 4 <text:s/>0.01699470 <text:s/>0.01558526 <text:s/>1.0904 0.2793152 <text:s text:c="3"/></text:p>
      <text:p text:style-name="P5">gamma 5 5 -0.00050118 <text:s/>0.01333565 -0.0376 0.9701298 <text:s text:c="3"/></text:p>
      <text:p text:style-name="P5">gamma 5 6 -0.01484378 <text:s/>0.00731865 -2.0282 0.0464008 * <text:s/></text:p>
      <text:p text:style-name="P5">gamma 5 7 <text:s/>0.01514794 <text:s/>0.01584290 <text:s/>0.9561 0.3423425 <text:s text:c="3"/></text:p>
      <text:p text:style-name="P5">gamma 6 1 -0.02223359 <text:s/>0.01555550 -1.4293 0.1574280 <text:s text:c="3"/></text:p>
      <text:p text:style-name="P5">gamma 6 2 <text:s/>0.00172096 <text:s/>0.01189484 <text:s/>0.1447 0.8853841 <text:s text:c="3"/></text:p>
      <text:p text:style-name="P5">gamma 6 3 -0.00993024 <text:s/>0.00863298 -1.1503 0.2540049 <text:s text:c="3"/></text:p>
      <text:p text:style-name="P5">gamma 6 4 <text:s/>0.01301098 <text:s/>0.01311815 <text:s/>0.9918 0.3247456 <text:s text:c="3"/></text:p>
      <text:p text:style-name="P5">gamma 6 5 -0.01484378 <text:s/>0.00731865 -2.0282 0.0464008 * <text:s/></text:p>
      <text:p text:style-name="P5">gamma 6 6 <text:s/>0.05436116 <text:s/>0.01119507 <text:s/>4.8558 7.197e-06 ***</text:p>
      <text:p text:style-name="P5">gamma 6 7 -0.02208549 <text:s/>0.01707614 -1.2934 0.2002019 <text:s text:c="3"/></text:p>
      <text:p text:style-name="P5">gamma 7 1 -0.02427687 <text:s/>0.03618125 -0.6710 0.5044737 <text:s text:c="3"/></text:p>
      <text:p text:style-name="P5">gamma 7 2 -0.02982729 <text:s/>0.02452290 -1.2163 0.2280137 <text:s text:c="3"/></text:p>
      <text:p text:style-name="P5">gamma 7 3 -0.00116339 <text:s/>0.01892678 -0.0615 0.9511644 <text:s text:c="3"/></text:p>
      <text:p text:style-name="P5">gamma 7 4 <text:s/>0.11146335 <text:s/>0.02760379 <text:s/>4.0380 0.0001377 ***</text:p>
      <text:p text:style-name="P5">gamma 7 5 <text:s/>0.01514794 <text:s/>0.01584290 <text:s/>0.9561 0.3423425 <text:s text:c="3"/></text:p>
      <text:p text:style-name="P5">gamma 7 6 -0.02208549 <text:s/>0.01707614 -1.2934 0.2002019 <text:s text:c="3"/></text:p>
      <text:p text:style-name="P5">gamma 7 7 -0.04925826 <text:s/>0.04862346 -1.0131 0.3145730 <text:s text:c="3"/></text:p>
      <text:p text:style-name="P5">---</text:p>
      <text:p text:style-name="P5">Signif. codes: <text:s/>0 ‘***’ 0.001 ‘**’ 0.01 ‘*’ 0.05 ‘.’ 0.1 ‘ ’ 1</text:p>
      <text:p text:style-name="P5">R-squared Values of expenditure shares:</text:p>
      <text:p text:style-name="P7"><text:s text:c="6"/><text:span text:style-name="T1">w_bread <text:s text:c="7"/>w_meat <text:s text:c="7"/>w_fish w_milk_cheese <text:s text:c="5"/>w_butter <text:s text:c="8"/>w_oil <text:s text:c="6"/>w_sugar </text:span></text:p>
      <text:p text:style-name="P7"><text:s text:c="3"/><text:span text:style-name="T9"><text:s/></text:span><text:span text:style-name="T4">0.9256979 <text:s text:c="4"/>0.8687683 <text:s text:c="4"/>0.9089830 <text:s text:c="4"/>0.8891960 <text:s text:c="4"/>0.8891298 <text:s text:c="4"/>0.8713740 <text:s text:c="4"/>0.6767846 </text:span></text:p>
      <text:p text:style-name="P5">R-squared Values of quantities:</text:p>
      <text:p text:style-name="P7"><text:s text:c="6"/><text:span text:style-name="T4">q_w_bread <text:s text:c="7"/>q_w_meat <text:s text:c="7"/>q_w_fish q_w_milk_cheese <text:s text:c="5"/>q_w_butter <text:s text:c="8"/>q_w_oil </text:span></text:p>
      <text:p text:style-name="P9"><text:s text:c="6"/><text:span text:style-name="T1">0.8832947 <text:s text:c="6"/>0.9705249 <text:s text:c="6"/>0.9764582 <text:s text:c="6"/>0.9300286 <text:s text:c="6"/>0.9046363 <text:s text:c="6"/>0.5089568 </text:span></text:p>
      <text:p text:style-name="P9"><text:s text:c="6"/><text:span text:style-name="T1">q_w_sugar </text:span></text:p>
      <text:p text:style-name="P9"><text:s text:c="6"/><text:span text:style-name="T1">0.6974555 </text:span></text:p>
      <text:p text:style-name="P4"><text:span text:style-name="T7">&gt; lrtest(estResult,estResult)</text:span></text:p>
      <text:p text:style-name="P2">Likelihood ratio test</text:p>
      <text:p text:style-name="P6"/>
      <text:p text:style-name="P5">Model 1: estResult (LA-AIDS, symmetry and homogeneity imposed)</text:p>
      <text:p text:style-name="P5">Model 2: estResult (LA-AIDS, symmetry and homogeneity imposed)</text:p>
      <text:p text:style-name="P7"><text:s text:c="2"/><text:span text:style-name="T1">#Df LogLik Df Chisq Pr(&gt;Chisq)</text:span></text:p>
      <text:p text:style-name="P5">1 <text:s/>54 447.22 <text:s text:c="19"/></text:p>
      <text:p text:style-name="P5">2 <text:s/>54 447.22 <text:s/>0 <text:s text:c="4"/>0 <text:s text:c="9"/>1</text:p>
      <text:p text:style-name="P4"><text:span text:style-name="T7">&gt; checkConsist( estResult )</text:span></text:p>
      <text:p text:style-name="P3"/>
      <text:p text:style-name="P5"><text:soft-page-break/>Checking theoretical consistency of an Linear Approximate Almost Ideal Demand System (LA-AIDS):</text:p>
      <text:p text:style-name="P5">The adding-up condition is fulfilled</text:p>
      <text:p text:style-name="P5">The homogeneity condition is fulfilled</text:p>
      <text:p text:style-name="P5">The symmetry condition is fulfilled</text:p>
      <text:p text:style-name="P5">Monotonicity is fulfilled at 17 out of 17 observations (100%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0:34:55.461710673</meta:creation-date>
    <dc:date>2019-12-20T20:39:53.502940787</dc:date>
    <meta:editing-duration>PT5M</meta:editing-duration>
    <meta:editing-cycles>1</meta:editing-cycles>
    <meta:document-statistic meta:table-count="0" meta:image-count="0" meta:object-count="0" meta:page-count="4" meta:paragraph-count="134" meta:word-count="897" meta:character-count="8260" meta:non-whitespace-character-count="6422"/>
    <meta:generator>LibreOffice/5.2.7.2$Linux_X86_64 LibreOffice_project/20m0$Build-2</meta:generator>
  </office:meta>
</office:document-meta>
</file>